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d31209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429f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535" draw:layer="" svg:width="199.99992800000pt" svg:height="66.42854640000pt" svg:x="0.00019720031pt" svg:y="0.00002441406pt"/>
          <draw:rect draw:style-name="gr3" draw:id="shape3" draw:name="rect2026" draw:layer="" svg:width="199.99993600000pt" svg:height="33.57142000000pt" svg:x="0.00019720031pt" svg:y="66.42858880000pt"/>
          <draw:rect draw:style-name="gr4" draw:id="shape4" draw:name="rect1291" draw:layer="" svg:width="22.14284960000pt" svg:height="99.99996800000pt" svg:x="0.00019720031pt" svg:y="0.00000000000pt"/>
          <draw:g draw:style-name="gr1" draw:id="shape5" draw:name="g1528" svg:y="0.00001606682pt">
            <draw:rect draw:style-name="gr2" draw:id="shape6" draw:name="rect557" draw:layer="" svg:width="2.83463440000pt" svg:height="5.66924896000pt" draw:transform="matrix(0.37197620121 0.00000000000 0.00000000000 0.29896400979 1.05443196148pt 1.69493631510pt)"/>
            <draw:rect draw:style-name="gr2" draw:id="shape7" draw:name="rect560" draw:layer="" svg:width="8.50393360000pt" svg:height="5.66924896000pt" draw:transform="matrix(0.37197620121 0.00000000000 0.00000000000 0.29896400979 4.21769377008pt 1.69493631510pt)"/>
            <draw:rect draw:style-name="gr2" draw:id="shape8" draw:name="rect561" draw:layer="" svg:width="2.83463992000pt" svg:height="5.66930888000pt" draw:transform="matrix(0.37197620121 0.00000000000 0.00000000000 0.29896400979 5.27210941327pt 0.00001606682pt)"/>
            <draw:rect draw:style-name="gr2" draw:id="shape9" draw:name="rect562" draw:layer="" svg:width="2.83463992000pt" svg:height="5.66924896000pt" draw:transform="matrix(0.37197620121 0.00000000000 0.00000000000 0.29896400979 10.54420845987pt 0.00002802538pt)"/>
            <draw:rect draw:style-name="gr2" draw:id="shape10" draw:name="rect563" draw:layer="" svg:width="8.50393360000pt" svg:height="5.66924896000pt" draw:transform="matrix(0.37197620121 0.00000000000 0.00000000000 0.29896400979 14.76187996005pt 1.69494109853pt)"/>
            <draw:rect draw:style-name="gr2" draw:id="shape11" draw:name="rect564" draw:layer="" svg:width="2.83463992000pt" svg:height="5.66930888000pt" draw:transform="matrix(0.37197620121 0.00000000000 0.00000000000 0.29896400979 15.81630750647pt 0.00002085024pt)"/>
            <draw:rect draw:style-name="gr2" draw:id="shape12" draw:name="rect565" draw:layer="" svg:width="5.66928064000pt" svg:height="5.66930888000pt" draw:transform="matrix(0.37197620121 0.00000000000 0.00000000000 0.29896400979 3.16327217528pt 3.38983838638pt)"/>
            <draw:rect draw:style-name="gr2" draw:id="shape13" draw:name="rect566" draw:layer="" svg:width="5.66928064000pt" svg:height="5.66930888000pt" draw:transform="matrix(0.37197620121 0.00000000000 0.00000000000 0.29896400979 6.32652803227pt 3.38983838638pt)"/>
            <draw:rect draw:style-name="gr2" draw:id="shape14" draw:name="rect567" draw:layer="" svg:width="5.66929280000pt" svg:height="5.66930888000pt" draw:transform="matrix(0.37197620121 0.00000000000 0.00000000000 0.29896400979 13.70746431686pt 3.38984029975pt)"/>
            <draw:rect draw:style-name="gr2" draw:id="shape15" draw:name="rect568" draw:layer="" svg:width="5.66928064000pt" svg:height="5.66930888000pt" draw:transform="matrix(0.37197620121 0.00000000000 0.00000000000 0.29896400979 16.87072910128pt 3.38984029975pt)"/>
            <draw:rect draw:style-name="gr2" draw:id="shape16" draw:name="rect569" draw:layer="" svg:width="5.66928712000pt" svg:height="5.66930888000pt" draw:transform="matrix(0.37197620121 0.00000000000 0.00000000000 0.29896400979 2.10884760466pt 5.08475839549pt)"/>
            <draw:rect draw:style-name="gr2" draw:id="shape17" draw:name="rect570" draw:layer="" svg:width="5.66928064000pt" svg:height="5.66930888000pt" draw:transform="matrix(0.37197620121 0.00000000000 0.00000000000 0.29896400979 7.38095260288pt 5.08475839549pt)"/>
            <draw:rect draw:style-name="gr2" draw:id="shape18" draw:name="rect571" draw:layer="" svg:width="5.66928064000pt" svg:height="5.66930888000pt" draw:transform="matrix(0.37197620121 0.00000000000 0.00000000000 0.29896400979 12.65304867367pt 5.08476580980pt)"/>
            <draw:rect draw:style-name="gr2" draw:id="shape19" draw:name="rect572" draw:layer="" svg:width="5.66928064000pt" svg:height="5.66930888000pt" draw:transform="matrix(0.37197620121 0.00000000000 0.00000000000 0.29896400979 17.92514474447pt 5.08476030886pt)"/>
            <draw:rect draw:style-name="gr2" draw:id="shape20" draw:name="rect573" draw:layer="" svg:width="2.83465272000pt" svg:height="5.66924896000pt" draw:transform="matrix(0.37197620121 0.00000000000 0.00000000000 0.29896400979 20.03397900665pt 1.69494109853pt)"/>
            <draw:rect draw:style-name="gr2" draw:id="shape21" draw:name="rect574" draw:layer="" svg:width="5.66928064000pt" svg:height="5.66924896000pt" draw:transform="matrix(0.37197620121 0.00000000000 0.00000000000 0.29896400979 1.05443196148pt 6.77967673041pt)"/>
            <draw:rect draw:style-name="gr2" draw:id="shape22" draw:name="rect575" draw:layer="" svg:width="5.66929592000pt" svg:height="5.66924896000pt" draw:transform="matrix(0.37197620121 0.00000000000 0.00000000000 0.29896400979 8.43536824607pt 6.77967314284pt)"/>
            <draw:rect draw:style-name="gr2" draw:id="shape23" draw:name="rect576" draw:layer="" svg:width="5.66929280000pt" svg:height="5.66924896000pt" draw:transform="matrix(0.37197620121 0.00000000000 0.00000000000 0.29896400979 18.97955741184pt 6.77968031798pt)"/>
            <draw:rect draw:style-name="gr2" draw:id="shape24" draw:name="rect577" draw:layer="" svg:width="5.66928712000pt" svg:height="5.66930888000pt" draw:transform="matrix(0.37197620121 0.00000000000 0.00000000000 0.29896400979 2.10884760466pt 11.86441523234pt)"/>
            <draw:rect draw:style-name="gr2" draw:id="shape25" draw:name="rect578" draw:layer="" svg:width="5.66928064000pt" svg:height="5.66930888000pt" draw:transform="matrix(0.37197620121 0.00000000000 0.00000000000 0.29896400979 3.16326919947pt 13.55933524146pt)"/>
            <draw:rect draw:style-name="gr2" draw:id="shape26" draw:name="rect580" draw:layer="" svg:width="5.66928064000pt" svg:height="5.66930888000pt" draw:transform="matrix(0.37197620121 0.00000000000 0.00000000000 0.29896400979 7.38094962707pt 11.86441523234pt)"/>
            <draw:rect draw:style-name="gr2" draw:id="shape27" draw:name="rect581" draw:layer="" svg:width="5.66928064000pt" svg:height="5.66930888000pt" draw:transform="matrix(0.37197620121 0.00000000000 0.00000000000 0.29896400979 6.32651910484pt 13.55933524146pt)"/>
            <draw:rect draw:style-name="gr2" draw:id="shape28" draw:name="rect582" draw:layer="" svg:width="8.50393360000pt" svg:height="5.66924896000pt" draw:transform="matrix(0.37197620121 0.00000000000 0.00000000000 0.29896400979 4.21768781847pt 15.25425357638pt)"/>
            <draw:rect draw:style-name="gr2" draw:id="shape29" draw:name="rect583" draw:layer="" svg:width="2.83463992000pt" svg:height="5.66930888000pt" draw:transform="matrix(0.37197620121 0.00000000000 0.00000000000 0.29896400979 5.27210346165pt 16.94915540848pt)"/>
            <draw:rect draw:style-name="gr2" draw:id="shape30" draw:name="rect584" draw:layer="" svg:width="5.66928064000pt" svg:height="5.66930888000pt" draw:transform="matrix(0.37197620121 0.00000000000 0.00000000000 0.29896400979 12.65303974625pt 11.86442073328pt)"/>
            <draw:rect draw:style-name="gr2" draw:id="shape31" draw:name="rect585" draw:layer="" svg:width="5.66929280000pt" svg:height="5.66930888000pt" draw:transform="matrix(0.37197620121 0.00000000000 0.00000000000 0.29896400979 13.70745836524pt 13.55933715483pt)"/>
            <draw:rect draw:style-name="gr2" draw:id="shape32" draw:name="rect587" draw:layer="" svg:width="5.66928064000pt" svg:height="5.66930888000pt" draw:transform="matrix(0.37197620121 0.00000000000 0.00000000000 0.29896400979 17.92513879285pt 11.86441714571pt)"/>
            <draw:rect draw:style-name="gr2" draw:id="shape33" draw:name="rect588" draw:layer="" svg:width="5.66928064000pt" svg:height="5.66930888000pt" draw:transform="matrix(0.37197620121 0.00000000000 0.00000000000 0.29896400979 16.87072017385pt 13.55933715483pt)"/>
            <draw:rect draw:style-name="gr2" draw:id="shape34" draw:name="rect589" draw:layer="" svg:width="8.50393360000pt" svg:height="5.66924896000pt" draw:transform="matrix(0.37197620121 0.00000000000 0.00000000000 0.29896400979 14.76187400843pt 15.25425548975pt)"/>
            <draw:rect draw:style-name="gr2" draw:id="shape35" draw:name="rect590" draw:layer="" svg:width="2.83463992000pt" svg:height="5.66930888000pt" draw:transform="matrix(0.37197620121 0.00000000000 0.00000000000 0.29896400979 15.81629857904pt 16.94915732185pt)"/>
            <draw:rect draw:style-name="gr2" draw:id="shape36" draw:name="rect591" draw:layer="" svg:width="2.83463992000pt" svg:height="5.66924896000pt" draw:transform="matrix(0.37197620121 0.00000000000 0.00000000000 0.29896400979 10.54420845987pt 15.25424998881pt)"/>
            <draw:rect draw:style-name="gr2" draw:id="shape37" draw:name="rect592" draw:layer="" svg:width="2.83463440000pt" svg:height="5.66931112000pt" draw:transform="matrix(0.37197620121 0.00000000000 0.00000000000 0.29896400979 0.00001334248pt 15.25424448787pt)"/>
            <draw:rect draw:style-name="gr2" draw:id="shape38" draw:name="rect593" draw:layer="" svg:width="2.83465272000pt" svg:height="5.66931112000pt" draw:transform="matrix(0.37197620121 0.00000000000 0.00000000000 0.29896400979 21.08839762565pt 15.25424640124pt)"/>
            <draw:rect draw:style-name="gr2" draw:id="shape39" draw:name="rect594" draw:layer="" svg:width="2.83463992000pt" svg:height="5.66928632000pt" draw:transform="matrix(0.37197620121 0.00000000000 0.00000000000 0.29896400979 5.27210346165pt 23.72881918130pt)"/>
            <draw:rect draw:style-name="gr2" draw:id="shape40" draw:name="rect595" draw:layer="" svg:width="8.50393360000pt" svg:height="5.66931112000pt" draw:transform="matrix(0.37197620121 0.00000000000 0.00000000000 0.29896400979 4.21768781847pt 25.42373201528pt)"/>
            <draw:rect draw:style-name="gr2" draw:id="shape41" draw:name="rect596" draw:layer="" svg:width="14.17320240000pt" svg:height="5.66927608000pt" draw:transform="matrix(0.37197620121 0.00000000000 0.00000000000 0.29896400979 3.16326919947pt 27.11865585113pt)"/>
            <draw:rect draw:style-name="gr2" draw:id="shape42" draw:name="rect597" draw:layer="" svg:width="2.83463992000pt" svg:height="5.66928632000pt" draw:transform="matrix(0.37197620121 0.00000000000 0.00000000000 0.29896400979 15.81629857904pt 23.72881535456pt)"/>
            <draw:rect draw:style-name="gr2" draw:id="shape43" draw:name="rect598" draw:layer="" svg:width="8.50393360000pt" svg:height="5.66931112000pt" draw:transform="matrix(0.37197620121 0.00000000000 0.00000000000 0.29896400979 14.76187996005pt 25.42373942959pt)"/>
            <draw:rect draw:style-name="gr2" draw:id="shape44" draw:name="rect599" draw:layer="" svg:width="14.17321440000pt" svg:height="5.66927608000pt" draw:transform="matrix(0.37197620121 0.00000000000 0.00000000000 0.29896400979 13.70746431686pt 27.11865585113pt)"/>
            <draw:rect draw:style-name="gr2" draw:id="shape45" draw:name="rect600" draw:layer="" svg:width="14.17321200000pt" svg:height="5.66928632000pt" draw:transform="matrix(0.37197620121 0.00000000000 0.00000000000 0.29896400979 14.76187996005pt 35.59321188921pt)"/>
            <draw:rect draw:style-name="gr2" draw:id="shape46" draw:name="rect601" draw:layer="" svg:width="19.84250800000pt" svg:height="5.66928632000pt" draw:transform="matrix(0.37197620121 0.00000000000 0.00000000000 0.29896400979 12.65305164948pt 28.81355763540pt)"/>
            <draw:rect draw:style-name="gr2" draw:id="shape47" draw:name="rect602" draw:layer="" svg:width="19.84250320000pt" svg:height="5.66931112000pt" draw:transform="matrix(0.37197620121 0.00000000000 0.00000000000 0.29896400979 2.10884760466pt 28.81356129472pt)"/>
            <draw:rect draw:style-name="gr2" draw:id="shape48" draw:name="rect604" draw:layer="" svg:width="8.50391440000pt" svg:height="5.66929928000pt" draw:transform="matrix(0.37197620121 0.00000000000 0.00000000000 0.29896400979 3.16326919947pt 37.28812472318pt)"/>
            <draw:rect draw:style-name="gr2" draw:id="shape49" draw:name="rect605" draw:layer="" svg:width="14.17323600000pt" svg:height="5.66927608000pt" draw:transform="matrix(0.37197620121 0.00000000000 0.00000000000 0.29896400979 2.10884462885pt 35.59321643346pt)"/>
            <draw:rect draw:style-name="gr2" draw:id="shape50" draw:name="rect606" draw:layer="" svg:width="14.17320240000pt" svg:height="5.66927608000pt" draw:transform="matrix(0.37197620121 0.00000000000 0.00000000000 0.29896400979 16.87072910128pt 32.20338669959pt)"/>
            <draw:rect draw:style-name="gr2" draw:id="shape51" draw:name="rect607" draw:layer="" svg:width="8.50393600000pt" svg:height="5.66929928000pt" draw:transform="matrix(0.37197620121 0.00000000000 0.00000000000 0.29896400979 15.81629560324pt 37.28812089645pt)"/>
            <draw:rect draw:style-name="gr2" draw:id="shape52" draw:name="rect609" draw:layer="" svg:width="2.83463288000pt" svg:height="5.66928632000pt" draw:transform="matrix(0.37197620121 0.00000000000 0.00000000000 0.29896400979 4.21769377008pt 38.98304210142pt)"/>
            <draw:rect draw:style-name="gr2" draw:id="shape53" draw:name="rect610" draw:layer="" svg:width="2.83463992000pt" svg:height="5.66928632000pt" draw:transform="matrix(0.37197620121 0.00000000000 0.00000000000 0.29896400979 16.87072910128pt 38.98303755716pt)"/>
            <draw:rect draw:style-name="gr2" draw:id="shape54" draw:name="rect611" draw:layer="" svg:width="14.17321200000pt" svg:height="5.66931112000pt" draw:transform="matrix(0.37197620121 0.00000000000 0.00000000000 0.29896400979 0.00001334248pt 32.20338263368pt)"/>
            <draw:rect draw:style-name="gr2" draw:id="shape55" draw:name="rect612" draw:layer="" svg:width="8.50391440000pt" svg:height="5.66927608000pt" draw:transform="matrix(0.37197620121 0.00000000000 0.00000000000 0.29896400979 9.48978686507pt 35.59322360860pt)"/>
            <draw:rect draw:style-name="gr2" draw:id="shape56" draw:name="rect614" draw:layer="" svg:width="2.83463992000pt" svg:height="5.66929928000pt" draw:transform="matrix(0.37197620121 0.00000000000 0.00000000000 0.29896400979 10.54419953244pt 37.28814290020pt)"/>
            <draw:rect draw:style-name="gr2" draw:id="shape57" draw:name="rect615" draw:layer="" svg:width="19.84248480000pt" svg:height="5.66929928000pt" draw:transform="matrix(0.37197620121 0.00000000000 0.00000000000 0.29896400979 7.38095260288pt 32.20337976363pt)"/>
            <draw:rect draw:style-name="gr2" draw:id="shape58" draw:name="rect616" draw:layer="" svg:width="5.66929280000pt" svg:height="5.66931112000pt" draw:transform="matrix(0.37197620121 0.00000000000 0.00000000000 0.29896400979 11.59862707887pt 6.77966955527pt)"/>
            <draw:rect draw:style-name="gr2" draw:id="shape59" draw:name="rect617" draw:layer="" svg:width="8.50392080000pt" svg:height="5.66928176000pt" draw:transform="matrix(0.37197620121 0.00000000000 0.00000000000 0.29896400979 9.48978686507pt 8.47458956439pt)"/>
            <draw:rect draw:style-name="gr2" draw:id="shape60" draw:name="rect618" draw:layer="" svg:width="5.66929280000pt" svg:height="5.66928176000pt" draw:transform="matrix(0.37197620121 0.00000000000 0.00000000000 0.29896400979 8.43536824607pt 10.16950239837pt)"/>
            <draw:rect draw:style-name="gr2" draw:id="shape61" draw:name="rect619" draw:layer="" svg:width="5.66929280000pt" svg:height="5.66928176000pt" draw:transform="matrix(0.37197620121 0.00000000000 0.00000000000 0.29896400979 11.59862707887pt 10.16950239837pt)"/>
            <draw:rect draw:style-name="gr2" draw:id="shape62" draw:name="rect620" draw:layer="" svg:width="5.66928064000pt" svg:height="5.66928176000pt" draw:transform="matrix(0.37197620121 0.00000000000 0.00000000000 0.29896400979 0.00001334248pt 8.47458956439pt)"/>
            <draw:rect draw:style-name="gr2" draw:id="shape63" draw:name="rect621" draw:layer="" svg:width="5.66928064000pt" svg:height="5.66928176000pt" draw:transform="matrix(0.37197620121 0.00000000000 0.00000000000 0.29896400979 1.05443196148pt 10.16950239837pt)"/>
            <draw:rect draw:style-name="gr2" draw:id="shape64" draw:name="rect622" draw:layer="" svg:width="5.66929280000pt" svg:height="5.66928176000pt" draw:transform="matrix(0.37197620121 0.00000000000 0.00000000000 0.29896400979 20.03398198246pt 8.47458956439pt)"/>
            <draw:rect draw:style-name="gr2" draw:id="shape65" draw:name="rect623" draw:layer="" svg:width="5.66926800000pt" svg:height="5.66928176000pt" draw:transform="matrix(0.37197620121 0.00000000000 0.00000000000 0.29896400979 18.97956633927pt 10.16950239837pt)"/>
            <draw:rect draw:style-name="gr2" draw:id="shape66" draw:name="rect624" draw:layer="" svg:width="2.83463440000pt" svg:height="5.66931112000pt" draw:transform="matrix(0.37197620121 0.00000000000 0.00000000000 0.29896400979 0.00001334248pt 25.42372462489pt)"/>
            <draw:rect draw:style-name="gr2" draw:id="shape67" draw:name="rect625" draw:layer="" svg:width="2.83462792000pt" svg:height="5.66931112000pt" draw:transform="matrix(0.37197620121 0.00000000000 0.00000000000 0.29896400979 21.08839762565pt 25.42371721058pt)"/>
            <draw:rect draw:style-name="gr2" draw:id="shape68" draw:name="rect664" draw:layer="" svg:width="8.50392080000pt" svg:height="5.66929928000pt" draw:transform="matrix(0.37197620121 0.00000000000 0.00000000000 0.29896400979 9.48978388926pt 38.98304210142pt)"/>
            <draw:rect draw:style-name="gr2" draw:id="shape69" draw:name="rect665" draw:layer="" svg:width="5.66929280000pt" svg:height="5.66929928000pt" draw:transform="matrix(0.37197620121 0.00000000000 0.00000000000 0.29896400979 8.43535931864pt 40.67795852296pt)"/>
            <draw:rect draw:style-name="gr2" draw:id="shape70" draw:name="rect666" draw:layer="" svg:width="5.66929280000pt" svg:height="5.66929928000pt" draw:transform="matrix(0.37197620121 0.00000000000 0.00000000000 0.29896400979 11.59861815144pt 40.67795852296pt)"/>
            <draw:rect draw:style-name="gr2" draw:id="shape71" draw:name="rect667" draw:layer="" svg:width="5.66928064000pt" svg:height="5.66927608000pt" draw:transform="matrix(0.37197620121 0.00000000000 0.00000000000 0.29896400979 7.38094962707pt 42.37287494451pt)"/>
            <draw:rect draw:style-name="gr2" draw:id="shape72" draw:name="rect668" draw:layer="" svg:width="5.66929280000pt" svg:height="5.66927608000pt" draw:transform="matrix(0.37197620121 0.00000000000 0.00000000000 0.29896400979 12.65303974625pt 42.37287494451pt)"/>
            <draw:rect draw:style-name="gr2" draw:id="shape73" draw:name="rect669" draw:layer="" svg:width="5.66928064000pt" svg:height="5.66929928000pt" draw:transform="matrix(0.37197620121 0.00000000000 0.00000000000 0.29896400979 6.32651910484pt 44.06778227755pt)"/>
            <draw:rect draw:style-name="gr2" draw:id="shape74" draw:name="rect670" draw:layer="" svg:width="5.66928064000pt" svg:height="5.66929928000pt" draw:transform="matrix(0.37197620121 0.00000000000 0.00000000000 0.29896400979 13.70746431686pt 44.06778227755pt)"/>
            <draw:rect draw:style-name="gr2" draw:id="shape75" draw:name="rect671" draw:layer="" svg:width="5.66929280000pt" svg:height="5.66929928000pt" draw:transform="matrix(0.37197620121 0.00000000000 0.00000000000 0.29896400979 5.27210346165pt 45.76269869910pt)"/>
            <draw:rect draw:style-name="gr2" draw:id="shape76" draw:name="rect672" draw:layer="" svg:width="5.66928064000pt" svg:height="5.66929928000pt" draw:transform="matrix(0.37197620121 0.00000000000 0.00000000000 0.29896400979 14.76187996005pt 45.76269869910pt)"/>
            <draw:rect draw:style-name="gr2" draw:id="shape77" draw:name="rect673" draw:layer="" svg:width="8.50392080000pt" svg:height="5.66927608000pt" draw:transform="matrix(0.37197620121 0.00000000000 0.00000000000 0.29896400979 3.16326919947pt 47.45761703402pt)"/>
            <draw:rect draw:style-name="gr2" draw:id="shape78" draw:name="rect674" draw:layer="" svg:width="8.50393360000pt" svg:height="5.66927608000pt" draw:transform="matrix(0.37197620121 0.00000000000 0.00000000000 0.29896400979 15.81629857904pt 47.45761703402pt)"/>
            <draw:rect draw:style-name="gr2" draw:id="shape79" draw:name="rect675" draw:layer="" svg:width="5.66929280000pt" svg:height="5.66929928000pt" draw:transform="matrix(0.37197620121 0.00000000000 0.00000000000 0.29896400979 17.92513879285pt 45.76269869910pt)"/>
            <draw:rect draw:style-name="gr2" draw:id="shape80" draw:name="rect676" draw:layer="" svg:width="5.66926880000pt" svg:height="5.66929928000pt" draw:transform="matrix(0.37197620121 0.00000000000 0.00000000000 0.29896400979 18.97955741184pt 44.06778227755pt)"/>
            <draw:rect draw:style-name="gr2" draw:id="shape81" draw:name="rect677" draw:layer="" svg:width="5.66930808000pt" svg:height="5.66927608000pt" draw:transform="matrix(0.37197620121 0.00000000000 0.00000000000 0.29896400979 20.03397900665pt 42.37286681269pt)"/>
            <draw:rect draw:style-name="gr2" draw:id="shape82" draw:name="rect680" draw:layer="" svg:width="5.66928712000pt" svg:height="5.66929928000pt" draw:transform="matrix(0.37197620121 0.00000000000 0.00000000000 0.29896400979 2.10884462885pt 45.76269869910pt)"/>
            <draw:rect draw:style-name="gr2" draw:id="shape83" draw:name="rect681" draw:layer="" svg:width="5.66928064000pt" svg:height="5.66929928000pt" draw:transform="matrix(0.37197620121 0.00000000000 0.00000000000 0.29896400979 1.05442898567pt 44.06778227755pt)"/>
            <draw:rect draw:style-name="gr2" draw:id="shape84" draw:name="rect682" draw:layer="" svg:width="5.66926880000pt" svg:height="5.66927608000pt" draw:transform="matrix(0.37197620121 0.00000000000 0.00000000000 0.29896400979 0.00001334248pt 42.37287135694pt)"/>
            <draw:rect draw:style-name="gr2" draw:id="shape85" draw:name="rect683" draw:layer="" svg:width="2.83463992000pt" svg:height="5.66929928000pt" draw:transform="matrix(0.37197620121 0.00000000000 0.00000000000 0.29896400979 4.21768484266pt 49.15252245369pt)"/>
            <draw:rect draw:style-name="gr2" draw:id="shape86" draw:name="rect685" draw:layer="" svg:width="2.83463992000pt" svg:height="5.66929928000pt" draw:transform="matrix(0.37197620121 0.00000000000 0.00000000000 0.29896400979 16.87072017385pt 49.15252245369pt)"/>
            <draw:rect draw:style-name="gr2" draw:id="shape87" draw:name="rect708" draw:layer="" svg:width="2.83463992000pt" svg:height="5.66929928000pt" draw:transform="matrix(0.37197620121 0.00000000000 0.00000000000 0.29896400979 10.54419953244pt 44.06778227755pt)"/>
            <draw:rect draw:style-name="gr2" draw:id="shape88" draw:name="rect709" draw:layer="" svg:width="2.83462792000pt" svg:height="5.66929928000pt" draw:transform="matrix(0.37197620121 0.00000000000 0.00000000000 0.29896400979 7.38094962707pt 49.15252245369pt)"/>
            <draw:rect draw:style-name="gr2" draw:id="shape89" draw:name="rect711" draw:layer="" svg:width="2.83463992000pt" svg:height="5.66929928000pt" draw:transform="matrix(0.37197620121 0.00000000000 0.00000000000 0.29896400979 13.70746431686pt 49.15252245369pt)"/>
            <draw:rect draw:style-name="gr2" draw:id="shape90" draw:name="rect712" draw:layer="" svg:width="2.83463992000pt" svg:height="5.66929928000pt" draw:transform="matrix(0.37197620121 0.00000000000 0.00000000000 0.29896400979 10.54419953244pt 49.15252245369pt)"/>
            <draw:rect draw:style-name="gr2" draw:id="shape91" draw:name="rect721" draw:layer="" svg:width="2.83463440000pt" svg:height="5.66929928000pt" draw:transform="matrix(0.37197620121 0.00000000000 0.00000000000 0.29896400979 0.00001334248pt 49.15252245369pt)"/>
            <draw:rect draw:style-name="gr2" draw:id="shape92" draw:name="rect722" draw:layer="" svg:width="2.83462792000pt" svg:height="5.66929928000pt" draw:transform="matrix(0.37197620121 0.00000000000 0.00000000000 0.29896400979 21.08839762565pt 49.15252245369pt)"/>
            <draw:rect draw:style-name="gr2" draw:id="shape93" draw:name="rect723" draw:layer="" svg:width="2.83463992000pt" svg:height="5.66924896000pt" draw:transform="matrix(0.37197620121 0.00000000000 0.00000000000 0.29896400979 10.54420845987pt 25.42372814070pt)"/>
            <draw:rect draw:style-name="gr2" draw:id="shape94" draw:name="rect881" draw:layer="" svg:width="2.83463992000pt" svg:height="5.66928176000pt" draw:transform="matrix(0.37197620121 0.00000000000 0.00000000000 0.29896400979 5.27210941327pt 8.47458956439pt)"/>
            <draw:rect draw:style-name="gr2" draw:id="shape95" draw:name="rect882" draw:layer="" svg:width="2.83463992000pt" svg:height="5.66928176000pt" draw:transform="matrix(0.37197620121 0.00000000000 0.00000000000 0.29896400979 15.81630750647pt 8.47458956439pt)"/>
            <draw:rect draw:style-name="gr2" draw:id="shape96" draw:name="rect883" draw:layer="" svg:width="8.50392080000pt" svg:height="5.66928632000pt" draw:transform="matrix(0.37197620121 0.00000000000 0.00000000000 0.29896400979 9.48978686507pt 20.33898251147pt)"/>
            <draw:rect draw:style-name="gr2" draw:id="shape97" draw:name="rect887" draw:layer="" svg:width="8.50392080000pt" svg:height="5.66931112000pt" draw:transform="matrix(0.37197620121 0.00000000000 0.00000000000 0.29896400979 7.38095260288pt 22.03389558462pt)"/>
            <draw:rect draw:style-name="gr2" draw:id="shape98" draw:name="rect888" draw:layer="" svg:width="2.83465192000pt" svg:height="5.66927608000pt" draw:transform="matrix(0.37197620121 0.00000000000 0.00000000000 0.29896400979 8.43536824607pt 23.72881535456pt)"/>
            <draw:rect draw:style-name="gr2" draw:id="shape99" draw:name="rect889" draw:layer="" svg:width="5.66928064000pt" svg:height="5.66928632000pt" draw:transform="matrix(0.37197620121 0.00000000000 0.00000000000 0.29896400979 6.32652803227pt 20.33898251147pt)"/>
            <draw:rect draw:style-name="gr2" draw:id="shape100" draw:name="rect890" draw:layer="" svg:width="8.50392080000pt" svg:height="5.66927608000pt" draw:transform="matrix(0.37197620121 0.00000000000 0.00000000000 0.29896400979 7.38095260288pt 18.64407278671pt)"/>
            <draw:rect draw:style-name="gr2" draw:id="shape101" draw:name="rect891" draw:layer="" svg:width="2.83465192000pt" svg:height="5.66931112000pt" draw:transform="matrix(0.37197620121 0.00000000000 0.00000000000 0.29896400979 8.43536824607pt 16.94915373428pt)"/>
            <draw:rect draw:style-name="gr2" draw:id="shape102" draw:name="rect893" draw:layer="" svg:width="8.50393360000pt" svg:height="5.66927608000pt" draw:transform="matrix(0.37197620121 0.00000000000 0.00000000000 0.29896400979 11.59862707887pt 18.64407278671pt)"/>
            <draw:rect draw:style-name="gr2" draw:id="shape103" draw:name="rect894" draw:layer="" svg:width="2.83465192000pt" svg:height="5.66931112000pt" draw:transform="matrix(0.37197620121 0.00000000000 0.00000000000 0.29896400979 12.65304867367pt 16.94915373428pt)"/>
            <draw:rect draw:style-name="gr2" draw:id="shape104" draw:name="rect895" draw:layer="" svg:width="5.66928064000pt" svg:height="5.66928632000pt" draw:transform="matrix(0.37197620121 0.00000000000 0.00000000000 0.29896400979 13.70746729267pt 20.33898251147pt)"/>
            <draw:rect draw:style-name="gr2" draw:id="shape105" draw:name="rect896" draw:layer="" svg:width="8.50393360000pt" svg:height="5.66931112000pt" draw:transform="matrix(0.37197620121 0.00000000000 0.00000000000 0.29896400979 11.59862707887pt 22.03389558462pt)"/>
            <draw:rect draw:style-name="gr2" draw:id="shape106" draw:name="rect897" draw:layer="" svg:width="2.83465192000pt" svg:height="5.66927608000pt" draw:transform="matrix(0.37197620121 0.00000000000 0.00000000000 0.29896400979 12.65304867367pt 23.72881535456pt)"/>
            <draw:rect draw:style-name="gr2" draw:id="shape107" draw:name="rect898" draw:layer="" svg:width="5.66929280000pt" svg:height="5.66928632000pt" draw:transform="matrix(0.37197620121 0.00000000000 0.00000000000 0.29896400979 16.87072910128pt 20.33898251147pt)"/>
            <draw:rect draw:style-name="gr2" draw:id="shape108" draw:name="rect901" draw:layer="" svg:width="8.50392080000pt" svg:height="5.66927608000pt" draw:transform="matrix(0.37197620121 0.00000000000 0.00000000000 0.29896400979 17.92514474447pt 18.64407278671pt)"/>
            <draw:rect draw:style-name="gr2" draw:id="shape109" draw:name="rect902" draw:layer="" svg:width="5.66929280000pt" svg:height="5.66928632000pt" draw:transform="matrix(0.37197620121 0.00000000000 0.00000000000 0.29896400979 20.03398198246pt 20.33898251147pt)"/>
            <draw:rect draw:style-name="gr2" draw:id="shape110" draw:name="rect903" draw:layer="" svg:width="8.50392080000pt" svg:height="5.66931112000pt" draw:transform="matrix(0.37197620121 0.00000000000 0.00000000000 0.29896400979 17.92514474447pt 22.03389558462pt)"/>
            <draw:rect draw:style-name="gr2" draw:id="shape111" draw:name="rect904" draw:layer="" svg:width="2.83463992000pt" svg:height="5.66927608000pt" draw:transform="matrix(0.37197620121 0.00000000000 0.00000000000 0.29896400979 18.97956633927pt 23.72881535456pt)"/>
            <draw:rect draw:style-name="gr2" draw:id="shape112" draw:name="rect905" draw:layer="" svg:width="2.83463992000pt" svg:height="5.66931112000pt" draw:transform="matrix(0.37197620121 0.00000000000 0.00000000000 0.29896400979 18.97956633927pt 16.94915373428pt)"/>
            <draw:rect draw:style-name="gr2" draw:id="shape113" draw:name="rect907" draw:layer="" svg:width="5.66929280000pt" svg:height="5.66928632000pt" draw:transform="matrix(0.37197620121 0.00000000000 0.00000000000 0.29896400979 -0.00000153657pt 20.33898609903pt)"/>
            <draw:rect draw:style-name="gr2" draw:id="shape114" draw:name="rect908" draw:layer="" svg:width="8.50392080000pt" svg:height="5.66927608000pt" draw:transform="matrix(0.37197620121 0.00000000000 0.00000000000 0.29896400979 1.05442303405pt 18.64408091853pt)"/>
            <draw:rect draw:style-name="gr2" draw:id="shape115" draw:name="rect909" draw:layer="" svg:width="5.66929280000pt" svg:height="5.66928632000pt" draw:transform="matrix(0.37197620121 0.00000000000 0.00000000000 0.29896400979 3.16326324785pt 20.33898609903pt)"/>
            <draw:rect draw:style-name="gr2" draw:id="shape116" draw:name="rect910" draw:layer="" svg:width="8.50392080000pt" svg:height="5.66931112000pt" draw:transform="matrix(0.37197620121 0.00000000000 0.00000000000 0.29896400979 1.05442303405pt 22.03389893301pt)"/>
            <draw:rect draw:style-name="gr2" draw:id="shape117" draw:name="rect911" draw:layer="" svg:width="2.83463992000pt" svg:height="5.66927608000pt" draw:transform="matrix(0.37197620121 0.00000000000 0.00000000000 0.29896400979 2.10884462885pt 23.72881918130pt)"/>
            <draw:rect draw:style-name="gr2" draw:id="shape118" draw:name="rect912" draw:layer="" svg:width="2.83463992000pt" svg:height="5.66931112000pt" draw:transform="matrix(0.37197620121 0.00000000000 0.00000000000 0.29896400979 2.10884462885pt 16.94915899605pt)"/>
            <draw:rect draw:style-name="gr2" draw:id="shape119" draw:name="rect913" draw:layer="" svg:width="11.33856240000pt" svg:height="5.66929928000pt" draw:transform="matrix(0.37197620121 0.00000000000 0.00000000000 0.29896400979 1.05443196148pt 30.50846669048pt)"/>
            <draw:rect draw:style-name="gr2" draw:id="shape120" draw:name="rect914" draw:layer="" svg:width="11.33857360000pt" svg:height="5.66929928000pt" draw:transform="matrix(0.37197620121 0.00000000000 0.00000000000 0.29896400979 6.32652803227pt 30.50846669048pt)"/>
            <draw:rect draw:style-name="gr2" draw:id="shape121" draw:name="rect915" draw:layer="" svg:width="11.33857360000pt" svg:height="5.66929928000pt" draw:transform="matrix(0.37197620121 0.00000000000 0.00000000000 0.29896400979 11.59862707887pt 30.50846669048pt)"/>
            <draw:rect draw:style-name="gr2" draw:id="shape122" draw:name="rect918" draw:layer="" svg:width="11.33856240000pt" svg:height="5.66929928000pt" draw:transform="matrix(0.37197620121 0.00000000000 0.00000000000 0.29896400979 16.87072910128pt 30.50846669048pt)"/>
            <draw:rect draw:style-name="gr2" draw:id="shape123" draw:name="rect919" draw:layer="" svg:width="14.17322560000pt" svg:height="5.66927608000pt" draw:transform="matrix(0.37197620121 0.00000000000 0.00000000000 0.29896400979 8.43536824607pt 33.89829953357pt)"/>
            <draw:rect draw:style-name="gr2" draw:id="shape124" draw:name="rect920" draw:layer="" svg:width="14.17320240000pt" svg:height="5.66927608000pt" draw:transform="matrix(0.37197620121 0.00000000000 0.00000000000 0.29896400979 1.05443196148pt 33.89829953357pt)"/>
            <draw:rect draw:style-name="gr2" draw:id="shape125" draw:name="rect921" draw:layer="" svg:width="14.17320240000pt" svg:height="5.66927608000pt" draw:transform="matrix(0.37197620121 0.00000000000 0.00000000000 0.29896400979 15.81630750647pt 33.89829953357pt)"/>
            <draw:rect draw:style-name="gr2" draw:id="shape126" draw:name="rect922" draw:layer="" svg:width="2.83466472000pt" svg:height="5.66929928000pt" draw:transform="matrix(0.37197620121 0.00000000000 0.00000000000 0.29896400979 21.08839762565pt 40.67795015197pt)"/>
            <draw:rect draw:style-name="gr2" draw:id="shape127" draw:name="rect923" draw:layer="" svg:width="2.83464640000pt" svg:height="5.66929928000pt" draw:transform="matrix(0.37197620121 0.00000000000 0.00000000000 0.29896400979 0.00001334248pt 40.67795015197pt)"/>
            <draw:rect draw:style-name="gr2" draw:id="shape128" draw:name="rect924" draw:layer="" svg:width="2.83463440000pt" svg:height="5.66924896000pt" draw:transform="matrix(0.37197620121 0.00000000000 0.00000000000 -0.29896400979 1.05444684052pt 98.30502931890pt)"/>
            <draw:rect draw:style-name="gr2" draw:id="shape129" draw:name="rect925" draw:layer="" svg:width="8.50393360000pt" svg:height="5.66924896000pt" draw:transform="matrix(0.37197620121 0.00000000000 0.00000000000 -0.29896400979 4.21770269751pt 98.30502931890pt)"/>
            <draw:rect draw:style-name="gr2" draw:id="shape130" draw:name="rect926" draw:layer="" svg:width="2.83463992000pt" svg:height="5.66930888000pt" draw:transform="matrix(0.37197620121 0.00000000000 0.00000000000 -0.29896400979 5.27212131651pt 99.99993521692pt)"/>
            <draw:rect draw:style-name="gr2" draw:id="shape131" draw:name="rect927" draw:layer="" svg:width="2.83463992000pt" svg:height="5.66924896000pt" draw:transform="matrix(0.37197620121 0.00000000000 0.00000000000 -0.29896400979 10.54421738730pt 99.99993521692pt)"/>
            <draw:rect draw:style-name="gr2" draw:id="shape132" draw:name="rect928" draw:layer="" svg:width="8.50393360000pt" svg:height="5.66924896000pt" draw:transform="matrix(0.37197620121 0.00000000000 0.00000000000 -0.29896400979 14.76189781491pt 98.30502931890pt)"/>
            <draw:rect draw:style-name="gr2" draw:id="shape133" draw:name="rect929" draw:layer="" svg:width="2.83463992000pt" svg:height="5.66930888000pt" draw:transform="matrix(0.37197620121 0.00000000000 0.00000000000 -0.29896400979 15.81631643390pt 99.99993521692pt)"/>
            <draw:rect draw:style-name="gr2" draw:id="shape134" draw:name="rect930" draw:layer="" svg:width="5.66928176000pt" svg:height="5.66930888000pt" draw:transform="matrix(0.37197620121 0.00000000000 0.00000000000 -0.29896400979 3.16327812690pt 96.61011624575pt)"/>
            <draw:rect draw:style-name="gr2" draw:id="shape135" draw:name="rect931" draw:layer="" svg:width="5.66928176000pt" svg:height="5.66930888000pt" draw:transform="matrix(0.37197620121 0.00000000000 0.00000000000 -0.29896400979 6.32651910484pt 96.61011624575pt)"/>
            <draw:rect draw:style-name="gr2" draw:id="shape136" draw:name="rect932" draw:layer="" svg:width="5.66929360000pt" svg:height="5.66930888000pt" draw:transform="matrix(0.37197620121 0.00000000000 0.00000000000 -0.29896400979 13.70746729267pt 96.61011624575pt)"/>
            <draw:rect draw:style-name="gr2" draw:id="shape137" draw:name="rect933" draw:layer="" svg:width="5.66928176000pt" svg:height="5.66930888000pt" draw:transform="matrix(0.37197620121 0.00000000000 0.00000000000 -0.29896400979 16.87072017385pt 96.61011624575pt)"/>
            <draw:rect draw:style-name="gr2" draw:id="shape138" draw:name="rect935" draw:layer="" svg:width="5.66928176000pt" svg:height="5.66930888000pt" draw:transform="matrix(0.37197620121 0.00000000000 0.00000000000 -0.29896400979 7.38096153031pt 94.91521752287pt)"/>
            <draw:rect draw:style-name="gr2" draw:id="shape139" draw:name="rect936" draw:layer="" svg:width="5.66928176000pt" svg:height="5.66930888000pt" draw:transform="matrix(0.37197620121 0.00000000000 0.00000000000 -0.29896400979 12.65304867367pt 94.91518882233pt)"/>
            <draw:rect draw:style-name="gr2" draw:id="shape140" draw:name="rect937" draw:layer="" svg:width="5.66928176000pt" svg:height="5.66930888000pt" draw:transform="matrix(0.37197620121 0.00000000000 0.00000000000 -0.29896400979 17.92514474447pt 94.91521752287pt)"/>
            <draw:rect draw:style-name="gr2" draw:id="shape141" draw:name="rect938" draw:layer="" svg:width="2.83465272000pt" svg:height="5.66924896000pt" draw:transform="matrix(0.37197620121 0.00000000000 0.00000000000 -0.29896400979 20.03399090989pt 98.30502931890pt)"/>
            <draw:rect draw:style-name="gr2" draw:id="shape142" draw:name="rect939" draw:layer="" svg:width="5.66928176000pt" svg:height="5.66924896000pt" draw:transform="matrix(0.37197620121 0.00000000000 0.00000000000 -0.29896400979 1.05444386471pt 93.22027574918pt)"/>
            <draw:rect draw:style-name="gr2" draw:id="shape143" draw:name="rect940" draw:layer="" svg:width="5.66929776000pt" svg:height="5.66924896000pt" draw:transform="matrix(0.37197620121 0.00000000000 0.00000000000 -0.29896400979 8.43537419769pt 93.22030444972pt)"/>
            <draw:rect draw:style-name="gr2" draw:id="shape144" draw:name="rect941" draw:layer="" svg:width="5.66929360000pt" svg:height="5.66924896000pt" draw:transform="matrix(0.37197620121 0.00000000000 0.00000000000 -0.29896400979 18.97957229089pt 93.22027574918pt)"/>
            <draw:rect draw:style-name="gr2" draw:id="shape145" draw:name="rect942" draw:layer="" svg:width="5.66928784000pt" svg:height="5.66930888000pt" draw:transform="matrix(0.37197620121 0.00000000000 0.00000000000 -0.29896400979 2.10884760466pt 88.13555088000pt)"/>
            <draw:rect draw:style-name="gr2" draw:id="shape146" draw:name="rect943" draw:layer="" svg:width="5.66928176000pt" svg:height="5.66930888000pt" draw:transform="matrix(0.37197620121 0.00000000000 0.00000000000 -0.29896400979 3.16327812690pt 86.44061388973pt)"/>
            <draw:rect draw:style-name="gr2" draw:id="shape147" draw:name="rect944" draw:layer="" svg:width="5.66928176000pt" svg:height="5.66930888000pt" draw:transform="matrix(0.37197620121 0.00000000000 0.00000000000 -0.29896400979 7.38095260288pt 88.13555088000pt)"/>
            <draw:rect draw:style-name="gr2" draw:id="shape148" draw:name="rect945" draw:layer="" svg:width="5.66928176000pt" svg:height="5.66930888000pt" draw:transform="matrix(0.37197620121 0.00000000000 0.00000000000 -0.29896400979 6.32651910484pt 86.44061388973pt)"/>
            <draw:rect draw:style-name="gr2" draw:id="shape149" draw:name="rect946" draw:layer="" svg:width="8.50393360000pt" svg:height="5.66924896000pt" draw:transform="matrix(0.37197620121 0.00000000000 0.00000000000 -0.29896400979 4.21769674589pt 84.74571516685pt)"/>
            <draw:rect draw:style-name="gr2" draw:id="shape150" draw:name="rect947" draw:layer="" svg:width="2.83463992000pt" svg:height="5.66930888000pt" draw:transform="matrix(0.37197620121 0.00000000000 0.00000000000 -0.29896400979 5.27211834070pt 83.05081405226pt)"/>
            <draw:rect draw:style-name="gr2" draw:id="shape151" draw:name="rect948" draw:layer="" svg:width="5.66928176000pt" svg:height="5.66930888000pt" draw:transform="matrix(0.37197620121 0.00000000000 0.00000000000 -0.29896400979 12.65304867367pt 88.13552696288pt)"/>
            <draw:rect draw:style-name="gr2" draw:id="shape152" draw:name="rect949" draw:layer="" svg:width="5.66929360000pt" svg:height="5.66930888000pt" draw:transform="matrix(0.37197620121 0.00000000000 0.00000000000 -0.29896400979 13.70745538943pt 86.44061388973pt)"/>
            <draw:rect draw:style-name="gr2" draw:id="shape153" draw:name="rect950" draw:layer="" svg:width="5.66928176000pt" svg:height="5.66930888000pt" draw:transform="matrix(0.37197620121 0.00000000000 0.00000000000 -0.29896400979 17.92514474447pt 88.13555088000pt)"/>
            <draw:rect draw:style-name="gr2" draw:id="shape154" draw:name="rect951" draw:layer="" svg:width="5.66928176000pt" svg:height="5.66930888000pt" draw:transform="matrix(0.37197620121 0.00000000000 0.00000000000 -0.29896400979 16.87072017385pt 86.44061388973pt)"/>
            <draw:rect draw:style-name="gr2" draw:id="shape155" draw:name="rect952" draw:layer="" svg:width="8.50393360000pt" svg:height="5.66924896000pt" draw:transform="matrix(0.37197620121 0.00000000000 0.00000000000 -0.29896400979 14.76189186329pt 84.74571516685pt)"/>
            <draw:rect draw:style-name="gr2" draw:id="shape156" draw:name="rect953" draw:layer="" svg:width="2.83463992000pt" svg:height="5.66930888000pt" draw:transform="matrix(0.37197620121 0.00000000000 0.00000000000 -0.29896400979 15.81631345809pt 83.05081405226pt)"/>
            <draw:rect draw:style-name="gr2" draw:id="shape157" draw:name="rect954" draw:layer="" svg:width="2.83463992000pt" svg:height="5.66924896000pt" draw:transform="matrix(0.37197620121 0.00000000000 0.00000000000 -0.29896400979 10.54421738730pt 84.74571516685pt)"/>
            <draw:rect draw:style-name="gr2" draw:id="shape158" draw:name="rect955" draw:layer="" svg:width="2.83463440000pt" svg:height="5.66931112000pt" draw:transform="matrix(0.37197620121 0.00000000000 0.00000000000 -0.29896400979 0.00002822153pt 84.74573430055pt)"/>
            <draw:rect draw:style-name="gr2" draw:id="shape159" draw:name="rect956" draw:layer="" svg:width="2.83465272000pt" svg:height="5.66931112000pt" draw:transform="matrix(0.37197620121 0.00000000000 0.00000000000 -0.29896400979 21.08841250469pt 84.74573430055pt)"/>
            <draw:rect draw:style-name="gr2" draw:id="shape160" draw:name="rect957" draw:layer="" svg:width="2.83463992000pt" svg:height="5.66928632000pt" draw:transform="matrix(0.37197620121 0.00000000000 0.00000000000 -0.29896400979 5.27211834070pt 76.27114740939pt)"/>
            <draw:rect draw:style-name="gr2" draw:id="shape161" draw:name="rect958" draw:layer="" svg:width="8.50393360000pt" svg:height="5.66931112000pt" draw:transform="matrix(0.37197620121 0.00000000000 0.00000000000 -0.29896400979 4.21769674589pt 74.57623911966pt)"/>
            <draw:rect draw:style-name="gr2" draw:id="shape162" draw:name="rect959" draw:layer="" svg:width="14.17320240000pt" svg:height="5.66927608000pt" draw:transform="matrix(0.37197620121 0.00000000000 0.00000000000 -0.29896400979 3.16327812690pt 72.88131169624pt)"/>
            <draw:rect draw:style-name="gr2" draw:id="shape163" draw:name="rect960" draw:layer="" svg:width="2.83463992000pt" svg:height="5.66928632000pt" draw:transform="matrix(0.37197620121 0.00000000000 0.00000000000 -0.29896400979 15.81631345809pt 76.27115458453pt)"/>
            <draw:rect draw:style-name="gr2" draw:id="shape164" draw:name="rect961" draw:layer="" svg:width="8.50393360000pt" svg:height="5.66931112000pt" draw:transform="matrix(0.37197620121 0.00000000000 0.00000000000 -0.29896400979 14.76189781491pt 74.57623194453pt)"/>
            <draw:rect draw:style-name="gr2" draw:id="shape165" draw:name="rect962" draw:layer="" svg:width="14.17321440000pt" svg:height="5.66927608000pt" draw:transform="matrix(0.37197620121 0.00000000000 0.00000000000 -0.29896400979 13.70747324429pt 72.88131169624pt)"/>
            <draw:rect draw:style-name="gr2" draw:id="shape166" draw:name="rect963" draw:layer="" svg:width="14.17321200000pt" svg:height="5.66928632000pt" draw:transform="matrix(0.37197620121 0.00000000000 0.00000000000 -0.29896400979 14.76189781491pt 64.40675111391pt)"/>
            <draw:rect draw:style-name="gr2" draw:id="shape167" draw:name="rect964" draw:layer="" svg:width="19.84250800000pt" svg:height="5.66928632000pt" draw:transform="matrix(0.37197620121 0.00000000000 0.00000000000 -0.29896400979 12.65305164948pt 71.18641297336pt)"/>
            <draw:rect draw:style-name="gr2" draw:id="shape168" draw:name="rect965" draw:layer="" svg:width="19.84250320000pt" svg:height="5.66931112000pt" draw:transform="matrix(0.37197620121 0.00000000000 0.00000000000 -0.29896400979 2.10886248371pt 71.18641297336pt)"/>
            <draw:rect draw:style-name="gr2" draw:id="shape169" draw:name="rect966" draw:layer="" svg:width="8.50391440000pt" svg:height="5.67242888000pt" draw:transform="matrix(0.37197620121 0.00000000000 0.00000000000 -0.29896400979 3.16327217528pt 62.71135252321pt)"/>
            <draw:rect draw:style-name="gr2" draw:id="shape170" draw:name="rect967" draw:layer="" svg:width="14.17323600000pt" svg:height="5.66927608000pt" draw:transform="matrix(0.37197620121 0.00000000000 0.00000000000 -0.29896400979 2.10885355628pt 64.40675111391pt)"/>
            <draw:rect draw:style-name="gr2" draw:id="shape171" draw:name="rect968" draw:layer="" svg:width="14.17322720000pt" svg:height="5.66927608000pt" draw:transform="matrix(0.37197620121 0.00000000000 0.00000000000 -0.29896400979 16.87073802871pt 67.79657965193pt)"/>
            <draw:rect draw:style-name="gr2" draw:id="shape172" draw:name="rect969" draw:layer="" svg:width="8.50393600000pt" svg:height="5.66929928000pt" draw:transform="matrix(0.37197620121 0.00000000000 0.00000000000 -0.29896400979 15.81630750647pt 62.71184521590pt)"/>
            <draw:rect draw:style-name="gr2" draw:id="shape173" draw:name="rect970" draw:layer="" svg:width="14.17321200000pt" svg:height="5.66931112000pt" draw:transform="matrix(0.37197620121 0.00000000000 0.00000000000 -0.29896400979 0.00002226991pt 67.79658443535pt)"/>
            <draw:rect draw:style-name="gr2" draw:id="shape174" draw:name="rect971" draw:layer="" svg:width="8.50391440000pt" svg:height="5.66927608000pt" draw:transform="matrix(0.37197620121 0.00000000000 0.00000000000 -0.29896400979 9.48980174411pt 64.40674633049pt)"/>
            <draw:rect draw:style-name="gr2" draw:id="shape175" draw:name="rect972" draw:layer="" svg:width="2.83463992000pt" svg:height="5.66929928000pt" draw:transform="matrix(0.37197620121 0.00000000000 0.00000000000 -0.29896400979 10.54421143568pt 62.71182369049pt)"/>
            <draw:rect draw:style-name="gr2" draw:id="shape176" draw:name="rect973" draw:layer="" svg:width="19.84248480000pt" svg:height="5.66929928000pt" draw:transform="matrix(0.37197620121 0.00000000000 0.00000000000 -0.29896400979 7.38096153031pt 67.79658443535pt)"/>
            <draw:rect draw:style-name="gr2" draw:id="shape177" draw:name="rect974" draw:layer="" svg:width="5.66929360000pt" svg:height="5.66931112000pt" draw:transform="matrix(0.37197620121 0.00000000000 0.00000000000 -0.29896400979 11.59863600630pt 93.22030444972pt)"/>
            <draw:rect draw:style-name="gr2" draw:id="shape178" draw:name="rect975" draw:layer="" svg:width="8.50392160000pt" svg:height="5.66927984000pt" draw:transform="matrix(0.37197620121 0.00000000000 0.00000000000 -0.29896400979 9.48980174411pt 91.52536985116pt)"/>
            <draw:rect draw:style-name="gr2" draw:id="shape179" draw:name="rect976" draw:layer="" svg:width="5.66929360000pt" svg:height="5.66927984000pt" draw:transform="matrix(0.37197620121 0.00000000000 0.00000000000 -0.29896400979 8.43537419769pt 89.83044242774pt)"/>
            <draw:rect draw:style-name="gr2" draw:id="shape180" draw:name="rect977" draw:layer="" svg:width="5.66929360000pt" svg:height="5.66927984000pt" draw:transform="matrix(0.37197620121 0.00000000000 0.00000000000 -0.29896400979 11.59863600630pt 89.83044242774pt)"/>
            <draw:rect draw:style-name="gr2" draw:id="shape181" draw:name="rect978" draw:layer="" svg:width="5.66928176000pt" svg:height="5.66927984000pt" draw:transform="matrix(0.37197620121 0.00000000000 0.00000000000 -0.29896400979 0.00001334248pt 91.52536985116pt)"/>
            <draw:rect draw:style-name="gr2" draw:id="shape182" draw:name="rect979" draw:layer="" svg:width="5.66928176000pt" svg:height="5.66927984000pt" draw:transform="matrix(0.37197620121 0.00000000000 0.00000000000 -0.29896400979 1.05444386471pt 89.83044242774pt)"/>
            <draw:rect draw:style-name="gr2" draw:id="shape183" draw:name="rect980" draw:layer="" svg:width="5.66928632000pt" svg:height="5.66928064000pt" draw:transform="matrix(0.37197620121 0.00000000000 0.00000000000 -0.29896400979 20.03399686151pt 91.52536985116pt)"/>
            <draw:rect draw:style-name="gr2" draw:id="shape184" draw:name="rect981" draw:layer="" svg:width="5.66926960000pt" svg:height="5.66927984000pt" draw:transform="matrix(0.37197620121 0.00000000000 0.00000000000 -0.29896400979 18.97957229089pt 89.83044242774pt)"/>
            <draw:rect draw:style-name="gr2" draw:id="shape185" draw:name="rect982" draw:layer="" svg:width="2.83463440000pt" svg:height="5.66931112000pt" draw:transform="matrix(0.37197620121 0.00000000000 0.00000000000 -0.29896400979 0.00002822153pt 74.57624151138pt)"/>
            <draw:rect draw:style-name="gr2" draw:id="shape186" draw:name="rect983" draw:layer="" svg:width="2.83462792000pt" svg:height="5.66931112000pt" draw:transform="matrix(0.37197620121 0.00000000000 0.00000000000 -0.29896400979 21.08841250469pt 74.57624868651pt)"/>
            <draw:rect draw:style-name="gr2" draw:id="shape187" draw:name="rect984" draw:layer="" svg:width="5.66929280000pt" svg:height="5.66929928000pt" draw:transform="matrix(0.37197620121 0.00000000000 0.00000000000 -0.29896400979 8.43537419769pt 59.32200950275pt)"/>
            <draw:rect draw:style-name="gr2" draw:id="shape188" draw:name="rect985" draw:layer="" svg:width="5.66929280000pt" svg:height="5.66929928000pt" draw:transform="matrix(0.37197620121 0.00000000000 0.00000000000 -0.29896400979 11.59863303049pt 59.32200950275pt)"/>
            <draw:rect draw:style-name="gr2" draw:id="shape189" draw:name="rect986" draw:layer="" svg:width="5.66928064000pt" svg:height="5.66927608000pt" draw:transform="matrix(0.37197620121 0.00000000000 0.00000000000 -0.29896400979 7.38095855450pt 57.62709164618pt)"/>
            <draw:rect draw:style-name="gr2" draw:id="shape190" draw:name="rect987" draw:layer="" svg:width="5.66929280000pt" svg:height="5.66927608000pt" draw:transform="matrix(0.37197620121 0.00000000000 0.00000000000 -0.29896400979 12.65305164948pt 57.62709164618pt)"/>
            <draw:rect draw:style-name="gr2" draw:id="shape191" draw:name="rect988" draw:layer="" svg:width="5.66928064000pt" svg:height="5.66929928000pt" draw:transform="matrix(0.37197620121 0.00000000000 0.00000000000 -0.29896400979 6.32653695970pt 55.93218096474pt)"/>
            <draw:rect draw:style-name="gr2" draw:id="shape192" draw:name="rect989" draw:layer="" svg:width="5.66928064000pt" svg:height="5.66929928000pt" draw:transform="matrix(0.37197620121 0.00000000000 0.00000000000 -0.29896400979 13.70747324429pt 55.93218096474pt)"/>
            <draw:rect draw:style-name="gr2" draw:id="shape193" draw:name="rect990" draw:layer="" svg:width="5.66929280000pt" svg:height="5.66929928000pt" draw:transform="matrix(0.37197620121 0.00000000000 0.00000000000 -0.29896400979 5.27211238908pt 54.23726549988pt)"/>
            <draw:rect draw:style-name="gr2" draw:id="shape194" draw:name="rect991" draw:layer="" svg:width="5.66928064000pt" svg:height="5.66929928000pt" draw:transform="matrix(0.37197620121 0.00000000000 0.00000000000 -0.29896400979 14.76189781491pt 54.23726549988pt)"/>
            <draw:rect draw:style-name="gr2" draw:id="shape195" draw:name="rect992" draw:layer="" svg:width="8.50392080000pt" svg:height="5.66927608000pt" draw:transform="matrix(0.37197620121 0.00000000000 0.00000000000 -0.29896400979 3.16327812690pt 52.54235481844pt)"/>
            <draw:rect draw:style-name="gr2" draw:id="shape196" draw:name="rect993" draw:layer="" svg:width="8.50393360000pt" svg:height="5.66927608000pt" draw:transform="matrix(0.37197620121 0.00000000000 0.00000000000 -0.29896400979 15.81631345809pt 52.54235481844pt)"/>
            <draw:rect draw:style-name="gr2" draw:id="shape197" draw:name="rect994" draw:layer="" svg:width="5.66929280000pt" svg:height="5.66929928000pt" draw:transform="matrix(0.37197620121 0.00000000000 0.00000000000 -0.29896400979 17.92514772028pt 54.23726549988pt)"/>
            <draw:rect draw:style-name="gr2" draw:id="shape198" draw:name="rect995" draw:layer="" svg:width="5.66926880000pt" svg:height="5.66929928000pt" draw:transform="matrix(0.37197620121 0.00000000000 0.00000000000 -0.29896400979 18.97957824251pt 55.93218096474pt)"/>
            <draw:rect draw:style-name="gr2" draw:id="shape199" draw:name="rect996" draw:layer="" svg:width="5.66930808000pt" svg:height="5.66927608000pt" draw:transform="matrix(0.37197620121 0.00000000000 0.00000000000 -0.29896400979 20.03399090989pt 57.62710121303pt)"/>
            <draw:rect draw:style-name="gr2" draw:id="shape200" draw:name="rect997" draw:layer="" svg:width="5.66928712000pt" svg:height="5.66929928000pt" draw:transform="matrix(0.37197620121 0.00000000000 0.00000000000 -0.29896400979 2.10885355628pt 54.23726549988pt)"/>
            <draw:rect draw:style-name="gr2" draw:id="shape201" draw:name="rect998" draw:layer="" svg:width="5.66928064000pt" svg:height="5.66929928000pt" draw:transform="matrix(0.37197620121 0.00000000000 0.00000000000 -0.29896400979 1.05444386471pt 55.93218096474pt)"/>
            <draw:rect draw:style-name="gr2" draw:id="shape202" draw:name="rect999" draw:layer="" svg:width="5.66926880000pt" svg:height="5.66927608000pt" draw:transform="matrix(0.37197620121 0.00000000000 0.00000000000 -0.29896400979 0.00002226991pt 57.62709164618pt)"/>
            <draw:rect draw:style-name="gr2" draw:id="shape203" draw:name="rect1000" draw:layer="" svg:width="2.83463992000pt" svg:height="5.66929928000pt" draw:transform="matrix(0.37197620121 0.00000000000 0.00000000000 -0.29896400979 4.21769377008pt 50.84744987711pt)"/>
            <draw:rect draw:style-name="gr2" draw:id="shape204" draw:name="rect1002" draw:layer="" svg:width="2.83463992000pt" svg:height="5.66929928000pt" draw:transform="matrix(0.37197620121 0.00000000000 0.00000000000 -0.29896400979 10.54421738730pt 55.93218096474pt)"/>
            <draw:rect draw:style-name="gr2" draw:id="shape205" draw:name="rect1011" draw:layer="" svg:width="2.83463992000pt" svg:height="5.66924896000pt" draw:transform="matrix(0.37197620121 0.00000000000 0.00000000000 -0.29896400979 10.54421738730pt 74.57623911966pt)"/>
            <draw:rect draw:style-name="gr2" draw:id="shape206" draw:name="rect1012" draw:layer="" svg:width="2.83464088000pt" svg:height="5.66927984000pt" draw:transform="matrix(0.37197620121 0.00000000000 0.00000000000 -0.29896400979 5.27211238908pt 91.52536985116pt)"/>
            <draw:rect draw:style-name="gr2" draw:id="shape207" draw:name="rect1013" draw:layer="" svg:width="2.83464088000pt" svg:height="5.66927984000pt" draw:transform="matrix(0.37197620121 0.00000000000 0.00000000000 -0.29896400979 15.81631345809pt 91.52536985116pt)"/>
            <draw:rect draw:style-name="gr2" draw:id="shape208" draw:name="rect1014" draw:layer="" svg:width="8.50392080000pt" svg:height="5.66928632000pt" draw:transform="matrix(0.37197620121 0.00000000000 0.00000000000 -0.29896400979 9.48980174411pt 79.66098312254pt)"/>
            <draw:rect draw:style-name="gr2" draw:id="shape209" draw:name="rect1015" draw:layer="" svg:width="8.50392080000pt" svg:height="5.66931112000pt" draw:transform="matrix(0.37197620121 0.00000000000 0.00000000000 -0.29896400979 7.38096153031pt 77.96607483281pt)"/>
            <draw:rect draw:style-name="gr2" draw:id="shape210" draw:name="rect1016" draw:layer="" svg:width="2.83465272000pt" svg:height="5.66927608000pt" draw:transform="matrix(0.37197620121 0.00000000000 0.00000000000 -0.29896400979 8.43537717350pt 76.27115458453pt)"/>
            <draw:rect draw:style-name="gr2" draw:id="shape211" draw:name="rect1017" draw:layer="" svg:width="5.66928064000pt" svg:height="5.66928632000pt" draw:transform="matrix(0.37197620121 0.00000000000 0.00000000000 -0.29896400979 6.32653695970pt 79.66098312254pt)"/>
            <draw:rect draw:style-name="gr2" draw:id="shape212" draw:name="rect1018" draw:layer="" svg:width="8.50392080000pt" svg:height="5.66927608000pt" draw:transform="matrix(0.37197620121 0.00000000000 0.00000000000 -0.29896400979 7.38096153031pt 81.35589619569pt)"/>
            <draw:rect draw:style-name="gr2" draw:id="shape213" draw:name="rect1019" draw:layer="" svg:width="2.83465272000pt" svg:height="5.66931112000pt" draw:transform="matrix(0.37197620121 0.00000000000 0.00000000000 -0.29896400979 8.43537717350pt 83.05081405226pt)"/>
            <draw:rect draw:style-name="gr2" draw:id="shape214" draw:name="rect1020" draw:layer="" svg:width="8.50393360000pt" svg:height="5.66927608000pt" draw:transform="matrix(0.37197620121 0.00000000000 0.00000000000 -0.29896400979 11.59863600630pt 81.35589619569pt)"/>
            <draw:rect draw:style-name="gr2" draw:id="shape215" draw:name="rect1021" draw:layer="" svg:width="2.83465272000pt" svg:height="5.66931112000pt" draw:transform="matrix(0.37197620121 0.00000000000 0.00000000000 -0.29896400979 12.65305164948pt 83.05081405226pt)"/>
            <draw:rect draw:style-name="gr2" draw:id="shape216" draw:name="rect1022" draw:layer="" svg:width="5.66928064000pt" svg:height="5.66928632000pt" draw:transform="matrix(0.37197620121 0.00000000000 0.00000000000 -0.29896400979 13.70748217172pt 79.66098312254pt)"/>
            <draw:rect draw:style-name="gr2" draw:id="shape217" draw:name="rect1023" draw:layer="" svg:width="8.50393360000pt" svg:height="5.66931112000pt" draw:transform="matrix(0.37197620121 0.00000000000 0.00000000000 -0.29896400979 11.59863600630pt 77.96607483281pt)"/>
            <draw:rect draw:style-name="gr2" draw:id="shape218" draw:name="rect1024" draw:layer="" svg:width="2.83465272000pt" svg:height="5.66927608000pt" draw:transform="matrix(0.37197620121 0.00000000000 0.00000000000 -0.29896400979 12.65305164948pt 76.27115458453pt)"/>
            <draw:rect draw:style-name="gr2" draw:id="shape219" draw:name="rect1025" draw:layer="" svg:width="5.66929280000pt" svg:height="5.66928632000pt" draw:transform="matrix(0.37197620121 0.00000000000 0.00000000000 -0.29896400979 16.87073207709pt 79.66098312254pt)"/>
            <draw:rect draw:style-name="gr2" draw:id="shape220" draw:name="rect1026" draw:layer="" svg:width="8.50392080000pt" svg:height="5.66927608000pt" draw:transform="matrix(0.37197620121 0.00000000000 0.00000000000 -0.29896400979 17.92515367190pt 81.35589619569pt)"/>
            <draw:rect draw:style-name="gr2" draw:id="shape221" draw:name="rect1027" draw:layer="" svg:width="5.66929280000pt" svg:height="5.66928632000pt" draw:transform="matrix(0.37197620121 0.00000000000 0.00000000000 -0.29896400979 20.03399686151pt 79.66098312254pt)"/>
            <draw:rect draw:style-name="gr2" draw:id="shape222" draw:name="rect1028" draw:layer="" svg:width="8.50392080000pt" svg:height="5.66931112000pt" draw:transform="matrix(0.37197620121 0.00000000000 0.00000000000 -0.29896400979 17.92515367190pt 77.96607483281pt)"/>
            <draw:rect draw:style-name="gr2" draw:id="shape223" draw:name="rect1029" draw:layer="" svg:width="2.83463992000pt" svg:height="5.66927608000pt" draw:transform="matrix(0.37197620121 0.00000000000 0.00000000000 -0.29896400979 18.97957824251pt 76.27115458453pt)"/>
            <draw:rect draw:style-name="gr2" draw:id="shape224" draw:name="rect1030" draw:layer="" svg:width="2.83463992000pt" svg:height="5.66931112000pt" draw:transform="matrix(0.37197620121 0.00000000000 0.00000000000 -0.29896400979 18.97957824251pt 83.05081405226pt)"/>
            <draw:rect draw:style-name="gr2" draw:id="shape225" draw:name="rect1031" draw:layer="" svg:width="5.66929280000pt" svg:height="5.66928632000pt" draw:transform="matrix(0.37197620121 0.00000000000 0.00000000000 -0.29896400979 0.00001334248pt 79.66098312254pt)"/>
            <draw:rect draw:style-name="gr2" draw:id="shape226" draw:name="rect1032" draw:layer="" svg:width="8.50392080000pt" svg:height="5.66927608000pt" draw:transform="matrix(0.37197620121 0.00000000000 0.00000000000 -0.29896400979 1.05443196148pt 81.35588902055pt)"/>
            <draw:rect draw:style-name="gr2" draw:id="shape227" draw:name="rect1033" draw:layer="" svg:width="5.66929280000pt" svg:height="5.66928632000pt" draw:transform="matrix(0.37197620121 0.00000000000 0.00000000000 -0.29896400979 3.16327812690pt 79.66098312254pt)"/>
            <draw:rect draw:style-name="gr2" draw:id="shape228" draw:name="rect1034" draw:layer="" svg:width="8.50392080000pt" svg:height="5.66931112000pt" draw:transform="matrix(0.37197620121 0.00000000000 0.00000000000 -0.29896400979 1.05443196148pt 77.96607483281pt)"/>
            <draw:rect draw:style-name="gr2" draw:id="shape229" draw:name="rect1035" draw:layer="" svg:width="2.83463992000pt" svg:height="5.66927608000pt" draw:transform="matrix(0.37197620121 0.00000000000 0.00000000000 -0.29896400979 2.10885355628pt 76.27114740939pt)"/>
            <draw:rect draw:style-name="gr2" draw:id="shape230" draw:name="rect1036" draw:layer="" svg:width="2.83463992000pt" svg:height="5.66931112000pt" draw:transform="matrix(0.37197620121 0.00000000000 0.00000000000 -0.29896400979 2.10885355628pt 83.05081405226pt)"/>
            <draw:rect draw:style-name="gr2" draw:id="shape231" draw:name="rect1037" draw:layer="" svg:width="11.33856240000pt" svg:height="5.66929928000pt" draw:transform="matrix(0.37197620121 0.00000000000 0.00000000000 -0.29896400979 1.05444684052pt 69.49149990021pt)"/>
            <draw:rect draw:style-name="gr2" draw:id="shape232" draw:name="rect1038" draw:layer="" svg:width="11.33857360000pt" svg:height="5.66929928000pt" draw:transform="matrix(0.37197620121 0.00000000000 0.00000000000 -0.29896400979 6.32653695970pt 69.49149990021pt)"/>
            <draw:rect draw:style-name="gr2" draw:id="shape233" draw:name="rect1039" draw:layer="" svg:width="11.33857360000pt" svg:height="5.66929928000pt" draw:transform="matrix(0.37197620121 0.00000000000 0.00000000000 -0.29896400979 11.59863600630pt 69.49149990021pt)"/>
            <draw:rect draw:style-name="gr2" draw:id="shape234" draw:name="rect1040" draw:layer="" svg:width="11.33856240000pt" svg:height="5.66929928000pt" draw:transform="matrix(0.37197620121 0.00000000000 0.00000000000 -0.29896400979 16.87073207709pt 69.49149990021pt)"/>
            <draw:rect draw:style-name="gr2" draw:id="shape235" draw:name="rect1041" draw:layer="" svg:width="14.17322560000pt" svg:height="5.66927608000pt" draw:transform="matrix(0.37197620121 0.00000000000 0.00000000000 -0.29896400979 8.43537717350pt 66.10166657878pt)"/>
            <draw:rect draw:style-name="gr2" draw:id="shape236" draw:name="rect1042" draw:layer="" svg:width="14.17320240000pt" svg:height="5.66927608000pt" draw:transform="matrix(0.37197620121 0.00000000000 0.00000000000 -0.29896400979 1.05444684052pt 66.10166657878pt)"/>
            <draw:rect draw:style-name="gr2" draw:id="shape237" draw:name="rect1043" draw:layer="" svg:width="14.17320240000pt" svg:height="5.66927608000pt" draw:transform="matrix(0.37197620121 0.00000000000 0.00000000000 -0.29896400979 15.81631643390pt 66.10166657878pt)"/>
            <draw:rect draw:style-name="gr2" draw:id="shape238" draw:name="rect1044" draw:layer="" svg:width="2.83466472000pt" svg:height="5.66929928000pt" draw:transform="matrix(0.37197620121 0.00000000000 0.00000000000 -0.29896400979 21.08841250469pt 59.32201906960pt)"/>
            <draw:rect draw:style-name="gr2" draw:id="shape239" draw:name="rect1045" draw:layer="" svg:width="2.83464640000pt" svg:height="5.66929928000pt" draw:transform="matrix(0.37197620121 0.00000000000 0.00000000000 -0.29896400979 0.00002226991pt 59.32201906960pt)"/>
            <draw:rect draw:style-name="gr2" draw:id="shape240" draw:name="rect1046" draw:layer="" svg:width="2.83463992000pt" svg:height="5.66931112000pt" draw:transform="matrix(0.37197620121 0.00000000000 0.00000000000 0.29896400979 9.48978686507pt 50.84743337430pt)"/>
            <draw:rect draw:style-name="gr2" draw:id="shape241" draw:name="rect1047" draw:layer="" svg:width="2.83463992000pt" svg:height="5.66931112000pt" draw:transform="matrix(0.37197620121 0.00000000000 0.00000000000 0.29896400979 11.59862707887pt 50.84743337430pt)"/>
            <draw:rect draw:style-name="gr2" draw:id="shape242" draw:name="rect1048" draw:layer="" svg:width="2.83463992000pt" svg:height="5.66928632000pt" draw:transform="matrix(0.37197620121 0.00000000000 0.00000000000 0.29896400979 11.59862707887pt 47.45760961971pt)"/>
            <draw:rect draw:style-name="gr2" draw:id="shape243" draw:name="rect1049" draw:layer="" svg:width="2.83463992000pt" svg:height="5.66928632000pt" draw:transform="matrix(0.37197620121 0.00000000000 0.00000000000 0.29896400979 9.48978686507pt 47.45760961971pt)"/>
            <draw:rect draw:style-name="gr2" draw:id="shape244" draw:name="rect1050" draw:layer="" svg:width="5.66928712000pt" svg:height="5.66928632000pt" draw:transform="matrix(0.37197620121 0.00000000000 0.00000000000 0.29896400979 2.10884760466pt 93.22029009945pt)"/>
            <draw:rect draw:style-name="gr2" draw:id="shape245" draw:name="rect1521" draw:layer="" svg:width="2.83463112000pt" svg:height="5.66924400000pt" draw:transform="matrix(0.37197620121 0.00000000000 0.00000000000 -0.29896400979 16.87074100452pt 61.01691061734pt)"/>
            <draw:rect draw:style-name="gr2" draw:id="shape246" draw:name="rect1522" draw:layer="" svg:width="2.83463112000pt" svg:height="5.66924400000pt" draw:transform="matrix(0.37197620121 0.00000000000 0.00000000000 -0.29896400979 4.21769377008pt 61.01690583392pt)"/>
            <draw:rect draw:style-name="gr2" draw:id="shape247" draw:name="rect1527" draw:layer="" svg:width="42.51955600000pt" svg:height="28.34638640000pt" draw:transform="matrix(0.07439527000 0.00000000000 0.00000000000 0.05979279000 9.48979536136pt 59.32200354042pt)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8:32</dc:date>
    <meta:creation-date>2011-05-22T06:11:16</meta:creation-date>
    <dc:creator>Yue Liu</dc:creator>
  </office:meta>
</office:document-meta>
</file>